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2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91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773cm" svg:height="0.962cm" svg:x="9.941cm" svg:y="1.014cm">
          <draw:text-box>
            <text:p>Intro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1" draw:layer="layout" svg:width="1.348cm" svg:height="0.962cm" svg:x="9.941cm" svg:y="1.014cm">
          <draw:text-box>
            <text:p>TN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1" draw:layer="layout" svg:width="1.72cm" svg:height="0.962cm" svg:x="9.941cm" svg:y="1.014cm">
          <draw:text-box>
            <text:p>BP+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1" draw:layer="layout" svg:width="1.49cm" svg:height="0.962cm" svg:x="9.941cm" svg:y="1.014cm">
          <draw:text-box>
            <text:p>MC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1" draw:layer="layout" svg:width="8.621cm" svg:height="0.962cm" svg:x="9.941cm" svg:y="1.014cm">
          <draw:text-box>
            <text:p>Intergration and current case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1" draw:layer="layout" svg:width="6.715cm" svg:height="0.962cm" svg:x="9.941cm" svg:y="1.014cm">
          <draw:text-box>
            <text:p>Entenglement entropy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8" draw:text-style-name="P1" draw:layer="layout" svg:width="12.043cm" svg:height="0.962cm" svg:x="9.941cm" svg:y="1.014cm">
          <draw:text-box>
            <text:p>A simple system with a cavity and a qubit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9" draw:text-style-name="P1" draw:layer="layout" svg:width="3.644cm" svg:height="0.962cm" svg:x="9.941cm" svg:y="1.014cm">
          <draw:text-box>
            <text:p>Conclu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0" draw:text-style-name="P3" draw:layer="layout" svg:width="3.291cm" svg:height="0.962cm" svg:x="9.941cm" svg:y="1.014cm">
          <draw:text-box>
            <text:p><text:span text:style-name="T1">Method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2:25:54.479054245</meta:creation-date>
    <dc:date>2025-03-02T14:26:21.765158947</dc:date>
    <meta:editing-duration>PT19M13S</meta:editing-duration>
    <meta:editing-cycles>2</meta:editing-cycles>
    <meta:generator>LibreOffice/24.8.5.2$Linux_X86_64 LibreOffice_project/480$Build-2</meta:generator>
    <meta:document-statistic meta:object-count="48"/>
  </office:meta>
</office:document-meta>
</file>